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roman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25cm"/>
      <style:paragraph-properties style:writing-mode="lr-tb"/>
    </style:style>
    <style:style style:name="pr2" style:family="presentation" style:parent-style-name="Vivid1-outline1">
      <style:graphic-properties fo:min-height="13.25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127.800003051758pt" style:font-size-complex="127.8000030517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Book Cook</text:p>
          </draw:text-box>
        </draw:frame>
        <draw:frame presentation:style-name="pr2" draw:layer="layout" svg:width="25.061cm" svg:height="8.255cm" svg:x="0.339cm" svg:y="5.08cm" presentation:class="outline" presentation:user-transformed="true">
          <draw:text-box>
            <text:list text:style-name="L2">
              <text:list-header>
                <text:p>Team Members:</text:p>
                <text:list>
                  <text:list-item>
                    <text:list>
                      <text:list-item>
                        <text:p>Abdul Hayan Khan<text:tab/><text:tab/><text:tab/>2019-CS-237</text:p>
                      </text:list-item>
                      <text:list-item>
                        <text:p>Usama Mushtaq<text:tab/><text:tab/><text:tab/>2019-CS-226</text:p>
                      </text:list-item>
                      <text:list-item>
                        <text:p>Faisal Saleem<text:tab/><text:tab/><text:tab/><text:tab/>2019-CS-222</text:p>
                      </text:list-item>
                      <text:list-item>
                        <text:p>Muhammad Asif<text:tab/><text:tab/><text:tab/>2019-CS-219</text:p>
                      </text:list-item>
                      <text:list-item>
                        <text:p>Ehtasham Haider<text:tab/><text:tab/><text:tab/>2019-CS-218`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ook Cook</text:p>
          </draw:text-box>
        </draw:frame>
        <draw:frame presentation:style-name="pr5" draw:layer="layout" svg:width="26.905cm" svg:height="11.24cm" svg:x="0.4cm" svg:y="4cm" presentation:class="outline" presentation:user-transformed="true">
          <draw:text-box>
            <text:list text:style-name="L2">
              <text:list-header>
                <text:p><text:span text:style-name="T1">Introduction:</text:span></text:p>
                <text:list>
                  <text:list-item>
                    <text:p>Online platform connecting customers with professional cooks</text:p>
                  </text:list-item>
                  <text:list-item>
                    <text:p>Customers can request a cook to come to their home at a specific time and date</text:p>
                  </text:list-item>
                  <text:list-item>
                    <text:p>Wide range of cook options available to customers</text:p>
                  </text:list-item>
                  <text:list-item>
                    <text:p>Easy payment and booking system through the online platform</text:p>
                  </text:list-item>
                  <text:list-item>
                    <text:p>Customer feedback and ratings to help improve the service and ensure customer satisfaction.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ook Cook</text:p>
          </draw:text-box>
        </draw:frame>
        <draw:frame presentation:style-name="pr5" draw:layer="layout" svg:width="26.905cm" svg:height="11.24cm" svg:x="0.4cm" svg:y="4cm" presentation:class="outline" presentation:user-transformed="true">
          <draw:text-box>
            <text:list text:style-name="L2">
              <text:list-header>
                <text:p><text:span text:style-name="T1">Target Customers:</text:span></text:p>
                <text:list>
                  <text:list-item>
                    <text:p>Busy professionals who do not have the time to cook for themselves or their families but want to enjoy healthy and delicious meals.</text:p>
                  </text:list-item>
                  <text:list-item>
                    <text:p>People hosting dinner parties or events who want to provide their guests with a unique and high-quality dining experience.</text:p>
                  </text:list-item>
                  <text:list-item>
                    <text:p>Tourists or travelers who want to experience local food in the comfort of their own accommodations</text:p>
                  </text:list-item>
                  <text:list-item>
                    <text:p>Individuals with specific dietary needs or preferences,</text:p>
                    <text:p/>
                    <text:p/>
                  </text:list-item>
                </text:list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ook Cook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header>
                <text:p><text:span text:style-name="T1">Why this Product?</text:span></text:p>
                <text:list>
                  <text:list-item>
                    <text:p>Convenience</text:p>
                  </text:list-item>
                  <text:list-item>
                    <text:p>Personalized service</text:p>
                  </text:list-item>
                  <text:list-item>
                    <text:p>Time-saving</text:p>
                  </text:list-item>
                  <text:list-item>
                    <text:p>Safe and hygienic</text:p>
                  </text:list-item>
                </text:list>
                <text:p/>
                <text:p/>
                <text:p/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ook Cook</text:p>
          </draw:text-box>
        </draw:frame>
        <draw:frame presentation:style-name="pr5" draw:layer="layout" svg:width="25cm" svg:height="9.75cm" svg:x="3.175cm" svg:y="6.76cm" presentation:class="outline" presentation:user-transformed="true">
          <draw:text-box>
            <text:list text:style-name="L2">
              <text:list-header>
                <text:p><text:span text:style-name="T2">Thank you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Negra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roman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09:26:51.248730699</meta:creation-date>
    <meta:editing-duration>PT1H3M7S</meta:editing-duration>
    <meta:editing-cycles>5</meta:editing-cycles>
    <meta:generator>LibreOffice/7.3.7.2$Linux_X86_64 LibreOffice_project/30$Build-2</meta:generator>
    <dc:title>Vivid</dc:title>
    <dc:date>2023-03-09T10:51:52.869596044</dc:date>
    <meta:document-statistic meta:object-count="64"/>
  </office:meta>
</office:document-meta>
</file>